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9.6pt"/>
    </style:style>
    <style:style style:name="co3" style:family="table-column">
      <style:table-column-properties fo:break-before="auto" style:column-width="204.55pt"/>
    </style:style>
    <style:style style:name="co4" style:family="table-column">
      <style:table-column-properties fo:break-before="auto" style:column-width="157.29pt"/>
    </style:style>
    <style:style style:name="co5" style:family="table-column">
      <style:table-column-properties fo:break-before="auto" style:column-width="93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ans" fo:font-style="normal" style:font-style-asian="normal" style:font-name-complex="Liberation Sans" style:font-style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>
      <style:text-properties style:font-name="Liberation Sans" fo:font-style="normal" style:font-style-asian="normal" style:font-name-complex="Liberation Sans" style:font-style-complex="normal"/>
    </style:style>
    <style:style style:name="ce6" style:family="table-cell" style:parent-style-name="Default">
      <style:text-properties style:font-name="Liberation Sans" fo:font-style="normal" style:font-name-asian="Arial Unicode MS" style:font-style-asian="normal" style:font-name-complex="Liberation Sans" style:font-style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code_iso_3</text:p>
          </table:table-cell>
          <table:table-cell office:value-type="string" calcext:value-type="string">
            <text:p>name_official</text:p>
          </table:table-cell>
          <table:table-cell office:value-type="string" calcext:value-type="string">
            <text:p>name_un</text:p>
          </table:table-cell>
          <table:table-cell office:value-type="string" calcext:value-type="string">
            <text:p>name_eiti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anguage_iso</text:p>
          </table:table-cell>
          <table:table-cell office:value-type="string" calcext:value-type="string">
            <text:p>map_x_pending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zoom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B</text:p>
          </table:table-cell>
          <table:table-cell table:style-name="ce2" office:value-type="string" calcext:value-type="string">
            <text:p>Republika e Shqipërisë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<text:s/>Albania</text:p>
          </table:table-cell>
          <table:table-cell office:value-type="string" calcext:value-type="string">
            <text:p>Albanian</text:p>
          </table:table-cell>
          <table:table-cell office:value-type="string" calcext:value-type="string">
            <text:p>alb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41.2097" calcext:value-type="float">
            <text:p>41.2097</text:p>
          </table:table-cell>
          <table:table-cell office:value-type="float" office:value="18.882" calcext:value-type="float">
            <text:p>18.88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RT</text:p>
          </table:table-cell>
          <table:table-cell table:style-name="ce3" office:value-type="string" calcext:value-type="string">
            <text:p>موريتانيا‎</text:p>
          </table:table-cell>
          <table:table-cell table:number-columns-repeated="2" office:value-type="string" calcext:value-type="string">
            <text:p>Mauritania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ara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Default" office:value-type="float" office:value="21.994" calcext:value-type="float">
            <text:p>21.994</text:p>
          </table:table-cell>
          <table:table-cell table:style-name="Default" office:value-type="float" office:value="-15.5017" calcext:value-type="float">
            <text:p>-15.5017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EM</text:p>
          </table:table-cell>
          <table:table-cell office:value-type="string" calcext:value-type="string">
            <text:p>الجمهورية اليمنية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<text:s/>Yemen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ara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Default" office:value-type="float" office:value="15.7552" calcext:value-type="float">
            <text:p>15.7552</text:p>
          </table:table-cell>
          <table:table-cell table:style-name="Default" office:value-type="float" office:value="46.0602" calcext:value-type="float">
            <text:p>46.060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RQ</text:p>
          </table:table-cell>
          <table:table-cell office:value-type="string" calcext:value-type="string">
            <text:p>جمهورية العـراق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<text:s/>Iraq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ar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33.5551" calcext:value-type="float">
            <text:p>33.5551</text:p>
          </table:table-cell>
          <table:table-cell office:value-type="float" office:value="41.5887" calcext:value-type="float">
            <text:p>41.5887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ZE</text:p>
          </table:table-cell>
          <table:table-cell table:style-name="ce4" office:value-type="string" calcext:value-type="string">
            <text:p>Azərbaycan Respublikası</text:p>
          </table:table-cell>
          <table:table-cell table:style-name="ce2" office:value-type="string" calcext:value-type="string">
            <text:p>Azerbaijan</text:p>
          </table:table-cell>
          <table:table-cell office:value-type="string" calcext:value-type="string">
            <text:p><text:s/>Azerbaijan</text:p>
          </table:table-cell>
          <table:table-cell office:value-type="string" calcext:value-type="string">
            <text:p>Azerbaijani</text:p>
          </table:table-cell>
          <table:table-cell office:value-type="string" calcext:value-type="string">
            <text:p>aze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40.3361" calcext:value-type="float">
            <text:p>40.3361</text:p>
          </table:table-cell>
          <table:table-cell office:value-type="float" office:value="46.788" calcext:value-type="float">
            <text:p>46.788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HA</text:p>
          </table:table-cell>
          <table:table-cell office:value-type="string" calcext:value-type="string">
            <text:p>Republic of Ghana</text:p>
          </table:table-cell>
          <table:table-cell table:style-name="ce2" office:value-type="string" calcext:value-type="string">
            <text:p>Ghana</text:p>
          </table:table-cell>
          <table:table-cell office:value-type="string" calcext:value-type="string">
            <text:p><text:s/>Ghana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eng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8.4343" calcext:value-type="float">
            <text:p>8.4343</text:p>
          </table:table-cell>
          <table:table-cell office:value-type="float" office:value="-2.2687" calcext:value-type="float">
            <text:p>-2.2687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BR</text:p>
          </table:table-cell>
          <table:table-cell office:value-type="string" calcext:value-type="string">
            <text:p>Republic of Liberia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<text:s/>Liberia</text:p>
          </table:table-cell>
          <table:table-cell office:value-type="string" calcext:value-type="string">
            <text:p>English</text:p>
          </table:table-cell>
          <table:table-cell table:style-name="ce2" office:value-type="string" calcext:value-type="string">
            <text:p>eng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6.3726" calcext:value-type="float">
            <text:p>6.3726</text:p>
          </table:table-cell>
          <table:table-cell office:value-type="float" office:value="-10.3574" calcext:value-type="float">
            <text:p>-10.3574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</text:p>
          </table:table-cell>
          <table:table-cell table:style-name="ce2" office:value-type="string" calcext:value-type="string">
            <text:p>Republic of Sierra Leone</text:p>
          </table:table-cell>
          <table:table-cell table:style-name="ce2" office:value-type="string" calcext:value-type="string">
            <text:p>Sierra Leone</text:p>
          </table:table-cell>
          <table:table-cell office:value-type="string" calcext:value-type="string">
            <text:p><text:s/>Sierra Leone</text:p>
          </table:table-cell>
          <table:table-cell office:value-type="string" calcext:value-type="string">
            <text:p>English</text:p>
          </table:table-cell>
          <table:table-cell table:style-name="ce2" office:value-type="string" calcext:value-type="string">
            <text:p>eng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8.608" calcext:value-type="float">
            <text:p>8.608</text:p>
          </table:table-cell>
          <table:table-cell office:value-type="float" office:value="-11.967" calcext:value-type="float">
            <text:p>-11.967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MB</text:p>
          </table:table-cell>
          <table:table-cell table:style-name="ce2" office:value-type="string" calcext:value-type="string">
            <text:p>Republic of Zambia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<text:s/>Zambia</text:p>
          </table:table-cell>
          <table:table-cell office:value-type="string" calcext:value-type="string">
            <text:p>English</text:p>
          </table:table-cell>
          <table:table-cell table:style-name="ce2" office:value-type="string" calcext:value-type="string">
            <text:p>eng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-12.8172" calcext:value-type="float">
            <text:p>-12.8172</text:p>
          </table:table-cell>
          <table:table-cell office:value-type="float" office:value="27.6581" calcext:value-type="float">
            <text:p>27.658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GA</text:p>
          </table:table-cell>
          <table:table-cell office:value-type="string" calcext:value-type="string">
            <text:p>Federal Republic of Nigeri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<text:s/>Nigeria</text:p>
          </table:table-cell>
          <table:table-cell office:value-type="string" calcext:value-type="string">
            <text:p>English</text:p>
          </table:table-cell>
          <table:table-cell table:style-name="ce2" office:value-type="string" calcext:value-type="string">
            <text:p>eng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9.3569" calcext:value-type="float">
            <text:p>9.3569</text:p>
          </table:table-cell>
          <table:table-cell office:value-type="float" office:value="6.7401" calcext:value-type="float">
            <text:p>6.740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TO</text:p>
          </table:table-cell>
          <table:table-cell office:value-type="string" calcext:value-type="string">
            <text:p>Republic of Trinidad and Tobago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<text:s/>Trinidad and Tobago</text:p>
          </table:table-cell>
          <table:table-cell office:value-type="string" calcext:value-type="string">
            <text:p>English</text:p>
          </table:table-cell>
          <table:table-cell table:style-name="ce2" office:value-type="string" calcext:value-type="string">
            <text:p>eng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0.4196" calcext:value-type="float">
            <text:p>10.4196</text:p>
          </table:table-cell>
          <table:table-cell office:value-type="float" office:value="-61.4541" calcext:value-type="float">
            <text:p>-61.4541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B</text:p>
          </table:table-cell>
          <table:table-cell table:style-name="ce2" office:value-type="string" calcext:value-type="string">
            <text:p>Solomon Islands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<text:s/>Solomon Islands</text:p>
          </table:table-cell>
          <table:table-cell office:value-type="string" calcext:value-type="string">
            <text:p>English</text:p>
          </table:table-cell>
          <table:table-cell table:style-name="ce2" office:value-type="string" calcext:value-type="string">
            <text:p>eng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-8.7304" calcext:value-type="float">
            <text:p>-8.7304</text:p>
          </table:table-cell>
          <table:table-cell office:value-type="float" office:value="158.7991" calcext:value-type="float">
            <text:p>158.7991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L</text:p>
          </table:table-cell>
          <table:table-cell office:value-type="string" calcext:value-type="string">
            <text:p>Republika ng Pilipinas; Republic of the Philippines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<text:s/>Philippines</text:p>
          </table:table-cell>
          <table:table-cell office:value-type="string" calcext:value-type="string">
            <text:p>Filipino; English</text:p>
          </table:table-cell>
          <table:table-cell office:value-type="string" calcext:value-type="string">
            <text:p>fil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3.1009" calcext:value-type="float">
            <text:p>13.1009</text:p>
          </table:table-cell>
          <table:table-cell office:value-type="float" office:value="121.5198" calcext:value-type="float">
            <text:p>121.5198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FA</text:p>
          </table:table-cell>
          <table:table-cell table:number-columns-repeated="2" table:style-name="ce2" office:value-type="string" calcext:value-type="string">
            <text:p>Burkina Faso</text:p>
          </table:table-cell>
          <table:table-cell office:value-type="string" calcext:value-type="string">
            <text:p><text:s/>Burkina Faso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2.45" calcext:value-type="float">
            <text:p>12.45</text:p>
          </table:table-cell>
          <table:table-cell office:value-type="float" office:value="-2.2879" calcext:value-type="float">
            <text:p>-2.2879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G</text:p>
          </table:table-cell>
          <table:table-cell office:value-type="string" calcext:value-type="string">
            <text:p>République du Congo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<text:s/>Republic of the Congo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-0.368" calcext:value-type="float">
            <text:p>-0.368</text:p>
          </table:table-cell>
          <table:table-cell office:value-type="float" office:value="13.7604" calcext:value-type="float">
            <text:p>13.7604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V</text:p>
          </table:table-cell>
          <table:table-cell table:style-name="ce2" office:value-type="string" calcext:value-type="string">
            <text:p>République de Côte d'Ivoire</text:p>
          </table:table-cell>
          <table:table-cell table:style-name="ce2" office:value-type="string" calcext:value-type="string">
            <text:p>Côte d'Ivoire</text:p>
          </table:table-cell>
          <table:table-cell office:value-type="string" calcext:value-type="string">
            <text:p><text:s/>Côte d'Ivoire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7.7355" calcext:value-type="float">
            <text:p>7.7355</text:p>
          </table:table-cell>
          <table:table-cell office:value-type="float" office:value="-6.2869" calcext:value-type="float">
            <text:p>-6.2869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D</text:p>
          </table:table-cell>
          <table:table-cell table:style-name="ce4" office:value-type="string" calcext:value-type="string">
            <text:p>République démocratique du Congo</text:p>
          </table:table-cell>
          <table:table-cell table:style-name="ce2" office:value-type="string" calcext:value-type="string">
            <text:p>Democratic Republic of the Congo</text:p>
          </table:table-cell>
          <table:table-cell office:value-type="string" calcext:value-type="string">
            <text:p><text:s/>Democratic Republic of Congo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-3.974" calcext:value-type="float">
            <text:p>-3.974</text:p>
          </table:table-cell>
          <table:table-cell table:style-name="ce6" office:value-type="float" office:value="23.5" calcext:value-type="float">
            <text:p>23.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B</text:p>
          </table:table-cell>
          <table:table-cell office:value-type="string" calcext:value-type="string">
            <text:p>République gabonaise 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<text:s/>Gabon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-0.4999" calcext:value-type="float">
            <text:p>-0.4999</text:p>
          </table:table-cell>
          <table:table-cell office:value-type="float" office:value="10.1569" calcext:value-type="float">
            <text:p>10.1569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N</text:p>
          </table:table-cell>
          <table:table-cell office:value-type="string" calcext:value-type="string">
            <text:p>République de Guinée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<text:s/>Guinea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9.9202" calcext:value-type="float">
            <text:p>9.9202</text:p>
          </table:table-cell>
          <table:table-cell office:value-type="float" office:value="-12.0135" calcext:value-type="float">
            <text:p>-12.0135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LI</text:p>
          </table:table-cell>
          <table:table-cell office:value-type="string" calcext:value-type="string">
            <text:p>République du Mali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<text:s/>Mali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8.3441" calcext:value-type="float">
            <text:p>18.3441</text:p>
          </table:table-cell>
          <table:table-cell office:value-type="float" office:value="-8.9539" calcext:value-type="float">
            <text:p>-8.9539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R</text:p>
          </table:table-cell>
          <table:table-cell table:style-name="ce4" office:value-type="string" calcext:value-type="string">
            <text:p>République du Niger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<text:s/>Niger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7.5707" calcext:value-type="float">
            <text:p>17.5707</text:p>
          </table:table-cell>
          <table:table-cell office:value-type="float" office:value="6.4929" calcext:value-type="float">
            <text:p>6.4929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GO</text:p>
          </table:table-cell>
          <table:table-cell office:value-type="string" calcext:value-type="string">
            <text:p>République Togolaise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<text:s/>Togo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8.7521" calcext:value-type="float">
            <text:p>8.7521</text:p>
          </table:table-cell>
          <table:table-cell office:value-type="float" office:value="0.1456" calcext:value-type="float">
            <text:p>0.1456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D</text:p>
          </table:table-cell>
          <table:table-cell table:style-name="ce4" office:value-type="string" calcext:value-type="string">
            <text:p>République du Tchad; جمهورية تشاد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<text:s/>Chad</text:p>
          </table:table-cell>
          <table:table-cell office:value-type="string" calcext:value-type="string">
            <text:p>French; Arabic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6.2252" calcext:value-type="float">
            <text:p>16.2252</text:p>
          </table:table-cell>
          <table:table-cell office:value-type="float" office:value="15.9851" calcext:value-type="float">
            <text:p>15.9851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MR</text:p>
          </table:table-cell>
          <table:table-cell office:value-type="string" calcext:value-type="string">
            <text:p>République du Cameroun: Republic of Cameroon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<text:s/>Cameroon</text:p>
          </table:table-cell>
          <table:table-cell office:value-type="string" calcext:value-type="string">
            <text:p>French; English</text:p>
          </table:table-cell>
          <table:table-cell office:value-type="string" calcext:value-type="string">
            <text:p>fre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7.0082" calcext:value-type="float">
            <text:p>7.0082</text:p>
          </table:table-cell>
          <table:table-cell office:value-type="float" office:value="11.3654" calcext:value-type="float">
            <text:p>11.3654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DN</text:p>
          </table:table-cell>
          <table:table-cell office:value-type="string" calcext:value-type="string">
            <text:p>Republik Indonesi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<text:s/>Indonesia</text:p>
          </table:table-cell>
          <table:table-cell office:value-type="string" calcext:value-type="string">
            <text:p>Indonesian</text:p>
          </table:table-cell>
          <table:table-cell office:value-type="string" calcext:value-type="string">
            <text:p>ind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-2.1309" calcext:value-type="float">
            <text:p>-2.1309</text:p>
          </table:table-cell>
          <table:table-cell office:value-type="float" office:value="116.6528" calcext:value-type="float">
            <text:p>116.6528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Z</text:p>
          </table:table-cell>
          <table:table-cell office:value-type="string" calcext:value-type="string">
            <text:p>Қазақстан Республикасы; Республика Казахстан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<text:s/>Kazakhstan</text:p>
          </table:table-cell>
          <table:table-cell office:value-type="string" calcext:value-type="string">
            <text:p>Kazakh; Russian</text:p>
          </table:table-cell>
          <table:table-cell office:value-type="string" calcext:value-type="string">
            <text:p>kaz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48.8503" calcext:value-type="float">
            <text:p>48.8503</text:p>
          </table:table-cell>
          <table:table-cell office:value-type="float" office:value="61.2378" calcext:value-type="float">
            <text:p>61.2378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GZ</text:p>
          </table:table-cell>
          <table:table-cell office:value-type="string" calcext:value-type="string">
            <text:p>Кыргыз Республикасы; Кыргызская Республика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<text:s/>Kyrgyz Republic</text:p>
          </table:table-cell>
          <table:table-cell office:value-type="string" calcext:value-type="string">
            <text:p>Kyrgyz; Russian</text:p>
          </table:table-cell>
          <table:table-cell office:value-type="string" calcext:value-type="string">
            <text:p>kir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41.6442" calcext:value-type="float">
            <text:p>41.6442</text:p>
          </table:table-cell>
          <table:table-cell office:value-type="float" office:value="73.7677" calcext:value-type="float">
            <text:p>73.7677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DG</text:p>
          </table:table-cell>
          <table:table-cell office:value-type="string" calcext:value-type="string">
            <text:p>Repoblikan'i Madagasikara; République de Madagascar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<text:s/>Madagascar</text:p>
          </table:table-cell>
          <table:table-cell office:value-type="string" calcext:value-type="string">
            <text:p>Malagasy; French</text:p>
          </table:table-cell>
          <table:table-cell office:value-type="string" calcext:value-type="string">
            <text:p>mlg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-18.4483" calcext:value-type="float">
            <text:p>-18.4483</text:p>
          </table:table-cell>
          <table:table-cell office:value-type="float" office:value="44.8352" calcext:value-type="float">
            <text:p>44.8352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NG</text:p>
          </table:table-cell>
          <table:table-cell office:value-type="string" calcext:value-type="string">
            <text:p>Монгол Улс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<text:s/>Mongolia</text:p>
          </table:table-cell>
          <table:table-cell office:value-type="string" calcext:value-type="string">
            <text:p>Mongolian</text:p>
          </table:table-cell>
          <table:table-cell office:value-type="string" calcext:value-type="string">
            <text:p>mon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46.7775" calcext:value-type="float">
            <text:p>46.7775</text:p>
          </table:table-cell>
          <table:table-cell office:value-type="float" office:value="101.4807" calcext:value-type="float">
            <text:p>101.4807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Kongeriket Norge 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<text:s/>Norway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nor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65.4309" calcext:value-type="float">
            <text:p>65.4309</text:p>
          </table:table-cell>
          <table:table-cell office:value-type="float" office:value="6.0425" calcext:value-type="float">
            <text:p>6.0425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FG</text:p>
          </table:table-cell>
          <table:table-cell office:value-type="string" calcext:value-type="string">
            <text:p>د افغانستان اسلامي جمهوریت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<text:s/>Afghanistan</text:p>
          </table:table-cell>
          <table:table-cell office:value-type="string" calcext:value-type="string">
            <text:p>Pashto</text:p>
          </table:table-cell>
          <table:table-cell office:value-type="string" calcext:value-type="string">
            <text:p>pus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34.016" calcext:value-type="float">
            <text:p>34.016</text:p>
          </table:table-cell>
          <table:table-cell office:value-type="float" office:value="63.051" calcext:value-type="float">
            <text:p>63.051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Z</text:p>
          </table:table-cell>
          <table:table-cell table:style-name="ce4" office:value-type="string" calcext:value-type="string">
            <text:p>República de Moçambique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<text:s/>Mozambique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por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-18.5525" calcext:value-type="float">
            <text:p>-18.5525</text:p>
          </table:table-cell>
          <table:table-cell office:value-type="float" office:value="32.5085" calcext:value-type="float">
            <text:p>32.508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P</text:p>
          </table:table-cell>
          <table:table-cell office:value-type="string" calcext:value-type="string">
            <text:p>República Democrática de São Tomé e Príncipe</text:p>
          </table:table-cell>
          <table:table-cell office:value-type="string" calcext:value-type="string">
            <text:p>Sao Tome and Principe</text:p>
          </table:table-cell>
          <table:table-cell office:value-type="string" calcext:value-type="string">
            <text:p><text:s/>São Tomé and Príncipe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por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0.8638" calcext:value-type="float">
            <text:p>0.8638</text:p>
          </table:table-cell>
          <table:table-cell office:value-type="float" office:value="6.4119" calcext:value-type="float">
            <text:p>6.4119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F</text:p>
          </table:table-cell>
          <table:table-cell office:value-type="string" calcext:value-type="string">
            <text:p>Ködörösêse tî Bêafrîka; République centrafricaine</text:p>
          </table:table-cell>
          <table:table-cell table:style-name="ce2" office:value-type="string" calcext:value-type="string">
            <text:p>Central African Republic</text:p>
          </table:table-cell>
          <table:table-cell office:value-type="string" calcext:value-type="string">
            <text:p><text:s/>Central African Republic</text:p>
          </table:table-cell>
          <table:table-cell office:value-type="string" calcext:value-type="string">
            <text:p>Sango; French</text:p>
          </table:table-cell>
          <table:table-cell office:value-type="string" calcext:value-type="string">
            <text:p>sog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7.03" calcext:value-type="float">
            <text:p>7.03</text:p>
          </table:table-cell>
          <table:table-cell office:value-type="float" office:value="18.9569" calcext:value-type="float">
            <text:p>18.9569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República del Perú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<text:s/>Peru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sp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-8.7222" calcext:value-type="float">
            <text:p>-8.7222</text:p>
          </table:table-cell>
          <table:table-cell office:value-type="float" office:value="-77.2668" calcext:value-type="float">
            <text:p>-77.2668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TM</text:p>
          </table:table-cell>
          <table:table-cell office:value-type="string" calcext:value-type="string">
            <text:p>República de Guatemala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<text:s/>Guatemala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sp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5.9693" calcext:value-type="float">
            <text:p>15.9693</text:p>
          </table:table-cell>
          <table:table-cell office:value-type="float" office:value="-90.64" calcext:value-type="float">
            <text:p>-90.64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ND</text:p>
          </table:table-cell>
          <table:table-cell table:style-name="ce4" office:value-type="string" calcext:value-type="string">
            <text:p>República de Honduras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<text:s/>Honduras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sp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5.0748" calcext:value-type="float">
            <text:p>15.0748</text:p>
          </table:table-cell>
          <table:table-cell office:value-type="float" office:value="-86.5146" calcext:value-type="float">
            <text:p>-86.5146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ZA</text:p>
          </table:table-cell>
          <table:table-cell office:value-type="string" calcext:value-type="string">
            <text:p>Jamhuri ya Muungano wa Tanzania / United Republic of Tanzania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<text:s/>Tanzania</text:p>
          </table:table-cell>
          <table:table-cell office:value-type="string" calcext:value-type="string">
            <text:p>Swahili; English</text:p>
          </table:table-cell>
          <table:table-cell office:value-type="string" calcext:value-type="string">
            <text:p>sw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-6.5937" calcext:value-type="float">
            <text:p>-6.5937</text:p>
          </table:table-cell>
          <table:table-cell office:value-type="float" office:value="34.2169" calcext:value-type="float">
            <text:p>34.2169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LS</text:p>
          </table:table-cell>
          <table:table-cell office:value-type="string" calcext:value-type="string">
            <text:p>Repúblika Demokrátika Timór-Leste; República Democrática de Timor-Leste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<text:s/>Timor-Leste</text:p>
          </table:table-cell>
          <table:table-cell office:value-type="string" calcext:value-type="string">
            <text:p>Tetum; Portuguese</text:p>
          </table:table-cell>
          <table:table-cell office:value-type="string" calcext:value-type="string">
            <text:p>tet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-8.8783" calcext:value-type="float">
            <text:p>-8.8783</text:p>
          </table:table-cell>
          <table:table-cell office:value-type="float" office:value="125.7838" calcext:value-type="float">
            <text:p>125.7838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 style:data-style-name="N2" text:time-value="19:21:33.09339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8T10:11:04.334756000</meta:creation-date>
    <dc:date>2016-02-09T20:30:00.139604000</dc:date>
    <meta:editing-duration>PT1H20M35S</meta:editing-duration>
    <meta:editing-cycles>6</meta:editing-cycles>
    <meta:generator>LibreOffice/4.4.1.2$MacOSX_X86_64 LibreOffice_project/45e2de17089c24a1fa810c8f975a7171ba4cd432</meta:generator>
    <meta:document-statistic meta:table-count="1" meta:cell-count="400" meta:object-count="0"/>
    <meta:user-defined meta:name=""/>
  </office:meta>
</office:document-meta>
</file>